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5-09-04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5-06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5-03-12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4-11-2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4-07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4-05-1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3-11-2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3-09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3-06-1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3-02-1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2-01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1-10-1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1-07-19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20-01-09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9-07-11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9-04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9-03-0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8-10-09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8-07-18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8-04-12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8-02-2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7-10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7-09-1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7-07-20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7-05-0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7-01-1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10-04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7-2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4-1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4-07 2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1-0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3-1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5-01-2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2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5-23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4-02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628" calcext:value-type="float">
            <text:p>19.7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8096" calcext:value-type="float">
            <text:p>19.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5424" calcext:value-type="float">
            <text:p>19.7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388" calcext:value-type="float">
            <text:p>19.61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4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3-02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2-10-12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2-08-23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2-04-1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2-01-0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5152" calcext:value-type="float">
            <text:p>19.8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1-10-2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1-07-1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1-04-1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1-01-0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0-10-13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0-07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10-01-19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9-11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9-07-27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9-04-01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9-01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8-10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8-07-0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8-04-09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34" calcext:value-type="float">
            <text:p>19.5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8-01-09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7-10-16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7-07-2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7-05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7-01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6-10-0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6-07-06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6-04-0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6-01-1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1144" calcext:value-type="float">
            <text:p>19.82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5-10-0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5-07-11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5-04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5-01-1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4-10-19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4-07-0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4-04-08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4-01-16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3-07-0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3-04-15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3-01-16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6928" calcext:value-type="float">
            <text:p>19.61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2-07-19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2-04-24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1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1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200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2856" calcext:value-type="float">
            <text:p>19.8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9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9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8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8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8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7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7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5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5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5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3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3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3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2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2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2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2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1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9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9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9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7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6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4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2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2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2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1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1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1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0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9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8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8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8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7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7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6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6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5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4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3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2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1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1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0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0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70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9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9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9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8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6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6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336092095901</text:p>
          </table:table-cell>
          <table:table-cell office:value-type="string" calcext:value-type="string">
            <text:p>Av-271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964" meta:object-count="0"/>
    <meta:user-defined meta:name="AppVersion">3.0</meta:user-defined>
  </office:meta>
</office:document-meta>
</file>